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6cm" svg:height="1.5cm" svg:x="7cm" svg:y="1cm">
          <text:p text:style-name="P1">Proceso Unificado</text:p>
          <text:p text:style-name="P1">de Desarrollo</text:p>
        </draw:rect>
        <draw:rect draw:style-name="gr1" draw:text-style-name="P1" draw:layer="layout" svg:width="3cm" svg:height="1.5cm" svg:x="8.5cm" svg:y="5.5cm">
          <text:p text:style-name="P1">Ciclo</text:p>
        </draw:rect>
        <draw:rect draw:style-name="gr1" draw:text-style-name="P1" draw:layer="layout" svg:width="2.5cm" svg:height="1.5cm" svg:x="4.037cm" svg:y="10.5cm">
          <text:p text:style-name="P1">Fase</text:p>
        </draw:rect>
        <draw:rect draw:style-name="gr1" draw:text-style-name="P1" draw:layer="layout" svg:width="4cm" svg:height="1.5cm" svg:x="13cm" svg:y="10.5cm">
          <text:p text:style-name="P1">Versión del</text:p>
          <text:p text:style-name="P1">producto</text:p>
        </draw:rect>
        <draw:rect draw:style-name="gr1" draw:text-style-name="P1" draw:layer="layout" svg:width="4cm" svg:height="1.5cm" svg:x="6.037cm" svg:y="16cm">
          <text:p text:style-name="P1">Iteración</text:p>
        </draw:rect>
        <draw:rect draw:style-name="gr1" draw:text-style-name="P1" draw:layer="layout" svg:width="6.5cm" svg:height="1.5cm" svg:x="12cm" svg:y="16cm">
          <text:p text:style-name="P1">Software, manuales,</text:p>
          <text:p text:style-name="P1">documentación, etc.</text:p>
        </draw:rect>
        <draw:rect draw:style-name="gr1" draw:text-style-name="P2" draw:layer="layout" svg:width="4.5cm" svg:height="3cm" svg:x="0.537cm" svg:y="16cm">
          <text:list text:style-name="L1">
            <text:list-item>
              <text:p text:style-name="P2">Inicio</text:p>
            </text:list-item>
            <text:list-item>
              <text:p text:style-name="P2">Elaboración</text:p>
            </text:list-item>
            <text:list-item>
              <text:p text:style-name="P2">Construcción</text:p>
            </text:list-item>
            <text:list-item>
              <text:p text:style-name="P2">Transición</text:p>
            </text:list-item>
          </text:list>
        </draw:rect>
        <draw:frame draw:style-name="gr2" draw:layer="layout" svg:width="4.833cm" svg:height="0.963cm" svg:x="7.667cm" svg:y="3.5cm">
          <draw:text-box>
            <text:p>se compone de</text:p>
          </draw:text-box>
        </draw:frame>
        <draw:frame draw:style-name="gr2" draw:layer="layout" svg:width="4.189cm" svg:height="0.963cm" svg:x="13cm" svg:y="8.537cm">
          <draw:text-box>
            <text:p>concluye con</text:p>
          </draw:text-box>
        </draw:frame>
        <draw:frame draw:style-name="gr2" draw:layer="layout" svg:width="3.249cm" svg:height="0.963cm" svg:x="4.037cm" svg:y="8.537cm">
          <draw:text-box>
            <text:p>consta de</text:p>
          </draw:text-box>
        </draw:frame>
        <draw:frame draw:style-name="gr2" draw:layer="layout" svg:width="4.299cm" svg:height="0.963cm" svg:x="0.738cm" svg:y="13.5cm">
          <draw:text-box>
            <text:p>denominadas</text:p>
          </draw:text-box>
        </draw:frame>
        <draw:frame draw:style-name="gr2" draw:layer="layout" svg:width="4.9cm" svg:height="0.963cm" svg:x="5.637cm" svg:y="13.537cm">
          <draw:text-box>
            <text:p>se subdivide en</text:p>
          </draw:text-box>
        </draw:frame>
        <draw:frame draw:style-name="gr2" draw:layer="layout" svg:width="5.463cm" svg:height="0.963cm" svg:x="5.537cm" svg:y="19.037cm">
          <draw:text-box>
            <text:p>sigue el esquema</text:p>
          </draw:text-box>
        </draw:frame>
        <draw:frame draw:style-name="gr2" draw:layer="layout" svg:width="2.462cm" svg:height="0.963cm" svg:x="14cm" svg:y="13.537cm">
          <draw:text-box>
            <text:p>incluye</text:p>
          </draw:text-box>
        </draw:frame>
        <draw:line draw:style-name="gr3" draw:text-style-name="P1" draw:layer="layout" svg:x1="10cm" svg:y1="2.5cm" svg:x2="10cm" svg:y2="3.5cm">
          <text:p/>
        </draw:line>
        <draw:line draw:style-name="gr3" draw:text-style-name="P1" draw:layer="layout" svg:x1="10cm" svg:y1="5.5cm" svg:x2="10cm" svg:y2="4.5cm">
          <text:p/>
        </draw:line>
        <draw:frame draw:style-name="gr2" draw:layer="layout" svg:width="0.853cm" svg:height="0.963cm" svg:x="5.684cm" svg:y="9.5cm">
          <draw:text-box>
            <text:p>4</text:p>
          </draw:text-box>
        </draw:frame>
        <draw:line draw:style-name="gr3" draw:text-style-name="P1" draw:layer="layout" svg:x1="9cm" svg:y1="7cm" svg:x2="6cm" svg:y2="8.5cm">
          <text:p/>
        </draw:line>
        <draw:line draw:style-name="gr3" draw:text-style-name="P1" draw:layer="layout" svg:x1="5.537cm" svg:y1="9.5cm" svg:x2="5.537cm" svg:y2="10.5cm">
          <text:p/>
        </draw:line>
        <draw:frame draw:style-name="gr2" draw:text-style-name="P3" draw:layer="layout" svg:width="0.887cm" svg:height="1.348cm" svg:x="10cm" svg:y="4.537cm">
          <draw:text-box>
            <text:p><text:span text:style-name="T1">*</text:span></text:p>
          </draw:text-box>
        </draw:frame>
        <draw:line draw:style-name="gr3" draw:text-style-name="P1" draw:layer="layout" svg:x1="4.537cm" svg:y1="12cm" svg:x2="3.037cm" svg:y2="13.5cm">
          <text:p/>
        </draw:line>
        <draw:line draw:style-name="gr3" draw:text-style-name="P1" draw:layer="layout" svg:x1="3.037cm" svg:y1="14.5cm" svg:x2="3.037cm" svg:y2="16cm">
          <text:p/>
        </draw:line>
        <draw:line draw:style-name="gr3" draw:text-style-name="P1" draw:layer="layout" svg:x1="6.037cm" svg:y1="12cm" svg:x2="7.537cm" svg:y2="13.5cm">
          <text:p/>
        </draw:line>
        <draw:line draw:style-name="gr3" draw:text-style-name="P1" draw:layer="layout" svg:x1="8.037cm" svg:y1="14.5cm" svg:x2="8.037cm" svg:y2="16cm">
          <text:p/>
        </draw:line>
        <draw:line draw:style-name="gr3" draw:text-style-name="P1" draw:layer="layout" svg:x1="11cm" svg:y1="7cm" svg:x2="14.5cm" svg:y2="8.5cm">
          <text:p/>
        </draw:line>
        <draw:line draw:style-name="gr3" draw:text-style-name="P1" draw:layer="layout" svg:x1="8.037cm" svg:y1="17.5cm" svg:x2="8.037cm" svg:y2="19cm">
          <text:p/>
        </draw:line>
        <draw:line draw:style-name="gr3" draw:text-style-name="P1" draw:layer="layout" svg:x1="8.037cm" svg:y1="20cm" svg:x2="8.037cm" svg:y2="21.5cm">
          <text:p/>
        </draw:line>
        <draw:line draw:style-name="gr3" draw:text-style-name="P1" draw:layer="layout" svg:x1="15cm" svg:y1="9.5cm" svg:x2="15cm" svg:y2="10.5cm">
          <text:p/>
        </draw:line>
        <draw:line draw:style-name="gr3" draw:text-style-name="P1" draw:layer="layout" svg:x1="15cm" svg:y1="12cm" svg:x2="15cm" svg:y2="13.5cm">
          <text:p/>
        </draw:line>
        <draw:line draw:style-name="gr3" draw:text-style-name="P1" draw:layer="layout" svg:x1="15cm" svg:y1="14.5cm" svg:x2="15cm" svg:y2="16cm">
          <text:p/>
        </draw:line>
        <draw:frame draw:style-name="gr2" draw:text-style-name="P3" draw:layer="layout" svg:width="0.887cm" svg:height="1.348cm" svg:x="8cm" svg:y="15cm">
          <draw:text-box>
            <text:p><text:span text:style-name="T1">*</text:span></text:p>
          </draw:text-box>
        </draw:frame>
        <draw:frame draw:style-name="gr2" draw:layer="layout" svg:width="0.853cm" svg:height="0.963cm" svg:x="15.147cm" svg:y="9.537cm">
          <draw:text-box>
            <text:p>1</text:p>
          </draw:text-box>
        </draw:frame>
        <draw:g>
          <draw:rect draw:style-name="gr1" draw:text-style-name="P1" draw:layer="layout" svg:width="5cm" svg:height="7cm" svg:x="5.537cm" svg:y="21.5cm">
            <text:p text:style-name="P1">Requisitos</text:p>
            <text:p text:style-name="P1"/>
            <text:p text:style-name="P1">Análisis</text:p>
            <text:p text:style-name="P1"/>
            <text:p text:style-name="P1">Diseño</text:p>
            <text:p text:style-name="P1"/>
            <text:p text:style-name="P1">Implementación</text:p>
            <text:p text:style-name="P1"/>
            <text:p text:style-name="P1">Pruebas</text:p>
          </draw:rect>
          <draw:line draw:style-name="gr4" draw:text-style-name="P1" draw:layer="layout" svg:x1="8.037cm" svg:y1="22.5cm" svg:x2="8.037cm" svg:y2="23cm">
            <text:p/>
          </draw:line>
          <draw:line draw:style-name="gr4" draw:text-style-name="P1" draw:layer="layout" svg:x1="8.037cm" svg:y1="24cm" svg:x2="8.037cm" svg:y2="24.5cm">
            <text:p/>
          </draw:line>
          <draw:line draw:style-name="gr4" draw:text-style-name="P1" draw:layer="layout" svg:x1="8.037cm" svg:y1="25.5cm" svg:x2="8.037cm" svg:y2="26cm">
            <text:p/>
          </draw:line>
          <draw:line draw:style-name="gr4" draw:text-style-name="P1" draw:layer="layout" svg:x1="8cm" svg:y1="27cm" svg:x2="8cm" svg:y2="27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22T19:05:23.48</meta:creation-date>
    <dc:date>2010-09-22T19:55:26.54</dc:date>
    <meta:editing-duration>PT00H06M41S</meta:editing-duration>
    <meta:editing-cycles>3</meta:editing-cycles>
    <meta:generator>OpenOffice.org/3.1$Win32 OpenOffice.org_project/310m11$Build-9399</meta:generator>
    <meta:document-statistic meta:object-count="38"/>
  </office:meta>
</office:document-meta>
</file>